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ad89" officeooo:paragraph-rsid="0018ad89"/>
    </style:style>
    <style:style style:name="P2" style:family="paragraph" style:parent-style-name="Standard">
      <style:text-properties officeooo:rsid="001bd604" officeooo:paragraph-rsid="001bd604"/>
    </style:style>
    <style:style style:name="P3" style:family="paragraph" style:parent-style-name="Standard">
      <style:text-properties officeooo:rsid="001c5ed8" officeooo:paragraph-rsid="001c5ed8"/>
    </style:style>
    <style:style style:name="P4" style:family="paragraph" style:parent-style-name="Standard">
      <style:text-properties officeooo:paragraph-rsid="001c5ed8"/>
    </style:style>
    <style:style style:name="P5" style:family="paragraph" style:parent-style-name="Standard">
      <style:text-properties officeooo:rsid="001da92d" officeooo:paragraph-rsid="001da92d"/>
    </style:style>
    <style:style style:name="P6" style:family="paragraph" style:parent-style-name="Standard">
      <style:text-properties officeooo:rsid="001f3981" officeooo:paragraph-rsid="001f3981"/>
    </style:style>
    <style:style style:name="P7" style:family="paragraph" style:parent-style-name="Standard" style:list-style-name="L1">
      <style:text-properties officeooo:rsid="001bd604" officeooo:paragraph-rsid="001bd604"/>
    </style:style>
    <style:style style:name="P8" style:family="paragraph" style:parent-style-name="Standard" style:list-style-name="L1">
      <style:text-properties officeooo:rsid="001f3981" officeooo:paragraph-rsid="001f3981"/>
    </style:style>
    <style:style style:name="P9" style:family="paragraph" style:parent-style-name="Standard" style:list-style-name="L2">
      <style:text-properties officeooo:rsid="001c5ed8" officeooo:paragraph-rsid="001c5ed8"/>
    </style:style>
    <style:style style:name="P10" style:family="paragraph" style:parent-style-name="Standard" style:list-style-name="L3">
      <style:text-properties officeooo:rsid="001c5ed8" officeooo:paragraph-rsid="001c5ed8"/>
    </style:style>
    <style:style style:name="P11" style:family="paragraph" style:parent-style-name="Standard">
      <style:text-properties officeooo:rsid="001fe733" officeooo:paragraph-rsid="001fe733"/>
    </style:style>
    <style:style style:name="P12" style:family="paragraph" style:parent-style-name="Standard">
      <style:text-properties officeooo:rsid="0024b799" officeooo:paragraph-rsid="0024b799"/>
    </style:style>
    <style:style style:name="T1" style:family="text">
      <style:text-properties officeooo:rsid="001bd604"/>
    </style:style>
    <style:style style:name="T2" style:family="text">
      <style:text-properties officeooo:rsid="001c5ed8"/>
    </style:style>
    <style:style style:name="T3" style:family="text">
      <style:text-properties officeooo:rsid="001da92d"/>
    </style:style>
    <style:style style:name="T4" style:family="text">
      <style:text-properties officeooo:rsid="0023354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the documentation for modding a ds lite with a controller using an arduino. </text:p>
      <text:p text:style-name="P1"/>
      <text:p text:style-name="P1">This repository comes with <text:span text:style-name="T1">multiple files including </text:span></text:p>
      <text:list xml:id="list1305039443" text:style-name="L1">
        <text:list-item>
          <text:p text:style-name="P7">An Arduino Case STL</text:p>
        </text:list-item>
        <text:list-item>
          <text:p text:style-name="P7">Arduino Case Lid STL</text:p>
        </text:list-item>
        <text:list-item>
          <text:p text:style-name="P7">DS Lite Example Code</text:p>
        </text:list-item>
        <text:list-item>
          <text:p text:style-name="P7">Solder Points Spreadsheet</text:p>
        </text:list-item>
        <text:list-item>
          <text:p text:style-name="P7">A screen Swap reference image </text:p>
        </text:list-item>
        <text:list-item>
          <text:p text:style-name="P7">The voltage Divider Circuit reference image</text:p>
        </text:list-item>
        <text:list-item>
          <text:p text:style-name="P8">Case Modding Reference images</text:p>
        </text:list-item>
      </text:list>
      <text:p text:style-name="P2"/>
      <text:p text:style-name="P3">Things necessary for the mod</text:p>
      <text:list xml:id="list843183866" text:style-name="L2">
        <text:list-item>
          <text:p text:style-name="P9">Arduino nano Rp2040 connect: https://www.amazon.com/Arduino-Nano-RP2040-Connect-Headers/dp/B095J4KFVT/</text:p>
        </text:list-item>
        <text:list-item>
          <text:p text:style-name="P9">ds or ds lite</text:p>
        </text:list-item>
        <text:list-item>
          <text:p text:style-name="P9">100k ohm resistors: https://www.amazon.com/Chanzon-Resistor-Tolerance-Resistors-Certificated/dp/B08QS2WPNQ/</text:p>
        </text:list-item>
        <text:list-item>
          <text:p text:style-name="P9">solder: https://www.amazon.com/Weller-SnPb-T0051403099-Lead-Solder/dp/B09LDF4HKW/</text:p>
        </text:list-item>
        <text:list-item>
          <text:p text:style-name="P9">soldering iron</text:p>
        </text:list-item>
        <text:list-item>
          <text:p text:style-name="P9">30 gauge wire: https://www.amazon.com/TUOFENG-30awg-Stranded-Wire-Kit/dp/B07G2SWB19/</text:p>
        </text:list-item>
        <text:list-item>
          <text:p text:style-name="P9">heat shrink: https://www.amazon.com/dp/B0B616ZH42?ref=ppx_yo2ov_dt_b_product_details&amp;th=1</text:p>
        </text:list-item>
        <text:list-item>
          <text:p text:style-name="P9">flush cutters</text:p>
        </text:list-item>
        <text:list-item>
          <text:p text:style-name="P9">small screws: https://www.amazon.com/Zmbroll-1440Pcs-Tapping-Electronic-Assortment/dp/B0B38GM3H9/</text:p>
        </text:list-item>
      </text:list>
      <text:p text:style-name="P3"/>
      <text:p text:style-name="P3">Other things recommended </text:p>
      <text:list xml:id="list2894719319" text:style-name="L3">
        <text:list-item>
          <text:p text:style-name="P10">Kapton tape: https://www.amazon.com/Resistant-Sublimation-Temperature-Electronics-Polyimide/dp/B07F8TZZ4N/</text:p>
        </text:list-item>
        <text:list-item>
          <text:p text:style-name="P10">Flux: https://www.amazon.com/MG-Chemicals-milliliters-Pneumatic-Dispensing/dp/B00425FUW2/</text:p>
        </text:list-item>
        <text:list-item>
          <text:p text:style-name="P10">Meter</text:p>
        </text:list-item>
        <text:list-item>
          <text:p text:style-name="P10">Small resistor boards: <text:a xlink:type="simple" xlink:href="https://www.amazon.com/Cermant-Adapter-Converter-Breakout-Pinboard/dp/B09WH22TF7/" text:style-name="Internet_20_link" text:visited-style-name="Visited_20_Internet_20_Link">https://www.amazon.com/Cermant-Adapter-Converter-Breakout-Pinboard/dp/B09WH22TF7/</text:a></text:p>
        </text:list-item>
      </text:list>
      <text:p text:style-name="P3"/>
      <text:p text:style-name="P3">Start by flashing the bluepad32 firmware to your arduino</text:p>
      <text:p text:style-name="P4"><text:span text:style-name="T2"><text:tab/>firmware can be found here: </text:span><text:a xlink:type="simple" xlink:href="https://github.com/ricardoquesada/bluepad32/releases" text:style-name="Internet_20_link" text:visited-style-name="Visited_20_Internet_20_Link">https://github.com/ricardoquesada/bluepad32/releases</text:a></text:p>
      <text:p text:style-name="P4"><text:span text:style-name="T2"><text:tab/>instructions here: </text:span><text:a xlink:type="simple" xlink:href="https://bluepad32.readthedocs.io/en/latest/plat_nina/" text:style-name="Internet_20_link" text:visited-style-name="Visited_20_Internet_20_Link">https://bluepad32.readthedocs.io/en/latest/plat_nina/</text:a></text:p>
      <text:p text:style-name="P11">keep in mind that bluepad32 is licensed under apache 2.0 but the code it uses is not so these could not be used for commercial use. </text:p>
      <text:p text:style-name="P11"/>
      <text:p text:style-name="P12">Once flashed connect your arduino to your computer and upload the code in DS_Lite_regular.ino</text:p>
      <text:p text:style-name="P3"/>
      <text:p text:style-name="P3">Once flashed build the voltage divider circuit shown in the example image by soldering a resistor in parallel with D2 and then wire the other end to ground. I also recommend applying solder <text:span text:style-name="T3">to all of the places that need it before then screwing the arduino into the case.</text:span></text:p>
      <text:p text:style-name="P3"/>
      <text:p text:style-name="P5"><text:soft-page-break/>I personally drilled a 3.5 mm hole through the laniard hole and cleaned up the area with flush cutters on both the top and bottom case to make room to route the wires through it. See reference images.</text:p>
      <text:p text:style-name="P5"/>
      <text:p text:style-name="P6">From there its just wiring the wires from the arduino to the ds using the solder points spreadsheet. I recommend cutting every wire around 20 cm and <text:s/>then heat shrinking <text:span text:style-name="T4">them together</text:span> give yourself plenty of extra slack. </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2:52:38.952859253</meta:creation-date>
    <dc:date>2024-05-14T15:08:00.186295847</dc:date>
    <meta:editing-duration>PT1M54S</meta:editing-duration>
    <meta:editing-cycles>3</meta:editing-cycles>
    <meta:generator>LibreOffice/7.3.7.2$Linux_X86_64 LibreOffice_project/30$Build-2</meta:generator>
    <meta:document-statistic meta:table-count="0" meta:image-count="0" meta:object-count="0" meta:page-count="2" meta:paragraph-count="32" meta:word-count="302" meta:character-count="2426" meta:non-whitespace-character-count="2167"/>
  </office:meta>
</office:document-meta>
</file>